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FMono-Regular" svg:font-family="SFMono-Regular, Consolas, 'Liberation Mono', Menlo, monospace, 'Apple Color Emoji', 'Segoe UI', 'Segoe UI Emoji', 'Segoe UI Symbol'"/>
    <style:font-face style:name="STKaiti" svg:font-family="STKaiti" style:font-pitch="variable"/>
    <style:font-face style:name="宋体" svg:font-family="宋体" style:font-family-generic="system" style:font-pitch="variable"/>
  </office:font-face-decls>
  <office:automatic-styles>
    <style:style style:name="P1" style:family="paragraph" style:parent-style-name="Standard">
      <style:text-properties style:font-name="Gentium Book Plus" officeooo:paragraph-rsid="0005a0bf" style:font-name-asian="Gentium Book Plus"/>
    </style:style>
    <style:style style:name="P2" style:family="paragraph" style:parent-style-name="Standard">
      <style:text-properties style:font-name="Gentium Book Plus" style:font-name-asian="Gentium Book Plus"/>
    </style:style>
    <style:style style:name="P3" style:family="paragraph" style:parent-style-name="Standard">
      <style:text-properties style:font-name="Gentium Book Plus" officeooo:paragraph-rsid="00064cdb" style:font-name-asian="Gentium Book Plus"/>
    </style:style>
    <style:style style:name="P4" style:family="paragraph" style:parent-style-name="Standard">
      <style:text-properties style:font-name="Gentium Book Plus" officeooo:paragraph-rsid="0008cfd2" style:font-name-asian="Gentium Book Plus"/>
    </style:style>
    <style:style style:name="P5" style:family="paragraph" style:parent-style-name="Standard">
      <style:text-properties style:font-name="Gentium Book Plus" officeooo:paragraph-rsid="000964f1" style:font-name-asian="Gentium Book Plus"/>
    </style:style>
    <style:style style:name="P6" style:family="paragraph" style:parent-style-name="Standard">
      <style:text-properties style:font-name="Gentium Book Plus" officeooo:paragraph-rsid="000b6791" style:font-name-asian="Gentium Book Plus"/>
    </style:style>
    <style:style style:name="P7" style:family="paragraph" style:parent-style-name="Standard">
      <style:text-properties style:font-name="Gentium Book Plus" officeooo:paragraph-rsid="000c3d2b" style:font-name-asian="Gentium Book Plus"/>
    </style:style>
    <style:style style:name="P8" style:family="paragraph" style:parent-style-name="Text_20_body">
      <style:text-properties style:font-name="Gentium Book Plus" style:font-name-asian="Gentium Book Plus"/>
    </style:style>
    <style:style style:name="P9" style:family="paragraph" style:parent-style-name="Text_20_body">
      <style:text-properties style:font-name="Gentium Book Plus" fo:language="en" fo:country="US" style:font-name-asian="Gentium Book Plus"/>
    </style:style>
    <style:style style:name="P10" style:family="paragraph" style:parent-style-name="Text_20_body">
      <style:text-properties style:font-name="Gentium Book Plus" fo:language="en" fo:country="US" officeooo:paragraph-rsid="00135c6a" style:font-name-asian="Gentium Book Plus"/>
    </style:style>
    <style:style style:name="P11" style:family="paragraph" style:parent-style-name="Text_20_body">
      <style:text-properties style:font-name="Gentium Book Plus" style:font-name-asian="Gentium Book Plus"/>
    </style:style>
    <style:style style:name="P12" style:family="paragraph" style:parent-style-name="Text_20_body">
      <style:text-properties style:font-name="STKaiti" fo:font-size="15pt" style:font-name-asian="STKaiti" style:font-size-asian="15pt" style:font-size-complex="15pt"/>
    </style:style>
    <style:style style:name="P13" style:family="paragraph" style:parent-style-name="Text_20_body">
      <style:text-properties style:font-name="STKaiti" fo:font-size="15pt" officeooo:paragraph-rsid="0019a58e" style:font-name-asian="STKaiti" style:font-size-asian="15pt" style:font-size-complex="15pt"/>
    </style:style>
    <style:style style:name="P14" style:family="paragraph" style:parent-style-name="Text_20_body">
      <style:text-properties style:font-name="STKaiti" fo:font-size="15pt" officeooo:paragraph-rsid="001acaa2" style:font-name-asian="STKaiti" style:font-size-asian="15pt" style:font-size-complex="15pt"/>
    </style:style>
    <style:style style:name="P15" style:family="paragraph" style:parent-style-name="Text_20_body">
      <style:text-properties style:font-name="STKaiti" fo:font-size="15pt" officeooo:paragraph-rsid="001ed581" style:font-name-asian="STKaiti" style:font-size-asian="15pt" style:font-size-complex="15pt"/>
    </style:style>
    <style:style style:name="P16" style:family="paragraph" style:parent-style-name="Text_20_body">
      <style:text-properties style:font-name="STKaiti" fo:font-size="15pt" officeooo:paragraph-rsid="00204a08" style:font-name-asian="STKaiti" style:font-size-asian="15pt" style:font-size-complex="15pt"/>
    </style:style>
    <style:style style:name="P17" style:family="paragraph" style:parent-style-name="Text_20_body">
      <style:text-properties style:font-name="STKaiti" fo:font-size="15pt" officeooo:paragraph-rsid="0022b8f2" style:font-name-asian="STKaiti" style:font-size-asian="15pt" style:font-size-complex="15pt"/>
    </style:style>
    <style:style style:name="P18" style:family="paragraph" style:parent-style-name="Text_20_body">
      <style:text-properties fo:font-variant="normal" fo:text-transform="none" fo:color="#24292e" loext:opacity="100%" style:font-name="STKaiti" fo:font-size="15pt" fo:letter-spacing="normal" officeooo:paragraph-rsid="0022b8f2" style:font-name-asian="STKaiti" style:font-size-asian="15pt" style:font-size-complex="15pt"/>
    </style:style>
    <style:style style:name="T1" style:family="text">
      <style:text-properties officeooo:rsid="0005b49e"/>
    </style:style>
    <style:style style:name="T2" style:family="text">
      <style:text-properties officeooo:rsid="00064cdb"/>
    </style:style>
    <style:style style:name="T3" style:family="text">
      <style:text-properties officeooo:rsid="00076d43"/>
    </style:style>
    <style:style style:name="T4" style:family="text">
      <style:text-properties officeooo:rsid="0008cfd2"/>
    </style:style>
    <style:style style:name="T5" style:family="text">
      <style:text-properties officeooo:rsid="000964f1"/>
    </style:style>
    <style:style style:name="T6" style:family="text">
      <style:text-properties officeooo:rsid="000a4cab"/>
    </style:style>
    <style:style style:name="T7" style:family="text">
      <style:text-properties officeooo:rsid="000b6791"/>
    </style:style>
    <style:style style:name="T8" style:family="text">
      <style:text-properties officeooo:rsid="000c3d2b"/>
    </style:style>
    <style:style style:name="T9" style:family="text">
      <style:text-properties officeooo:rsid="000e16e0"/>
    </style:style>
    <style:style style:name="T10" style:family="text">
      <style:text-properties officeooo:rsid="00118b46"/>
    </style:style>
    <style:style style:name="T11" style:family="text">
      <style:text-properties officeooo:rsid="0011c0b6"/>
    </style:style>
    <style:style style:name="T12" style:family="text">
      <style:text-properties fo:font-style="italic" style:font-style-asian="italic" style:font-style-complex="italic"/>
    </style:style>
    <style:style style:name="T13" style:family="text">
      <style:text-properties officeooo:rsid="001424dc"/>
    </style:style>
    <style:style style:name="T14" style:family="text">
      <style:text-properties officeooo:rsid="0015d4fb"/>
    </style:style>
    <style:style style:name="T15" style:family="text">
      <style:text-properties style:font-name="Gentium Book Plus" style:font-name-asian="Gentium Book Plus"/>
    </style:style>
    <style:style style:name="T16" style:family="text">
      <style:text-properties officeooo:rsid="001ed581"/>
    </style:style>
    <style:style style:name="T17" style:family="text">
      <style:text-properties style:font-name="SFMono-Regular" fo:font-size="8.25pt" fo:font-style="normal" fo:font-weight="normal"/>
    </style:style>
    <style:style style:name="T18" style:family="text">
      <style:text-properties style:font-name-asian="SFMono-Regular" style:font-size-asian="8.25pt" style:font-style-asian="normal" style:font-weight-asian="normal"/>
    </style:style>
    <style:style style:name="T19" style:family="text">
      <style:text-properties officeooo:rsid="00240510" style:font-name-asian="SFMono-Regular" style:font-size-asian="8.25pt"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trefois, il y avait une famille qui habitait au sommet de la montagne Gheu’er /qv̩˧ɻ#˥/! La famille qui habitait tout là-haut, au sommet de la montagne Gheu’er /qv̩˧ɻ#˥/, on l'appelait : «les Muloyi» /mv̩˩lo˥ʝi˩/ ! (Note: i<text:span text:style-name="T1">l s’agit sans doute d’une</text:span> déformation de 木老爷, nom donné au seigneur de Lijiang dans ses vieilles années. <text:span text:style-name="T1">L</text:span>a locutrice n'a pas connaissance de la signification du nom, et ne rattache pas cette histoire aux Naxi.) Et ces Muloyi, autrefois, on disait qu'ils possédaient absolument de tout! Même ce que les gens de la plaine n’avaient pas, eh bien, euh tout là-haut sur la montagne, ils en possédaient! Ils avaient toutes sortes de richesses fabuleuses. Ils avaient de grands bacs, en fer et en bronze, pour conserver l’eau, tout en haut de la montagne, là où il n’y a pas de sources. </text:p>
      <text:p text:style-name="P2">Mais si riches et si habiles qu’ils soient, en fin de compte, ils ont mesuré qu’eux aussi dépendaient d’autrui. Pourquoi dit-on ça: qu’en réalité ils dépendaient d’autrui? Ils avaient pourtant de tout! Par exemple, ils fabriquaient leurs propres récipients en cuivre et en fer. Or un jour ils se sont préparés pour les labours. Les buffles, ils en avaient neuf paires! Si on compte par tête, ça fait rien moins que dix-huit têtes de bétail, n'est-ce pas! Ils se disposaient à labourer, ils avaient tout bien préparé. Mais comme dit le proverbe, «Même riche de neuf paires de buffles, on dépend quand même d'autrui!» Voilà qu’ils se sont trouvés à court de harnais pour les labours. Pour deux buffles, il y a une charrue, n’est-ce pas. Et il y a une cordelette, à peu près longue comme ça, qu’on attache au joug des buffles, n’est-ce pas! Eh bien au moment de les attacher, ils ont constaté que pour une des paires, il manquait un harnais. Il n'y avait pas le compte! C’est là que ces orgueilleux habitants de la montagne ont réalisé: «Hélà! Toute notre vie, on n’a dépendu de personne! Nos cuves en cuivre et en fer, on se les fabriquait soi-même! Et maintenant, à cause de ce harnais, on doit faire appel à l'aide des autres!» Alors, ils ont dû descendre de leur montagne!</text:p>
      <text:p text:style-name="P2">Une personne a été envoyée par sa famille pour aller emprunter un harnais. Elle est descendue de la montagne, et elle est allée trouver une famille pauvre qui habitait dans la plaine. C'est la famille aisée qui est allée emprunter auprès de la famille pauvre! L’homme descendu de la montagne a dit: « Eeeeh bien, quelle drôle d’histoire! Toute ma vie, j'ai pu me débrouiller seul! Mais là, nous, avec nos neuf attelages de bœufs, on se trouve en peine d’un harnais! Est-ce que vous voudriez bien nous en prêter un? » Les gens de la famille pauvre ont été tout surpris: « Eeeeh! Mais vous avez pourtant de tout, non? Vous et vos neuf paires de buffles! Et voilà que vous êtes en défaut pour les harnais? » Alors, l’homme qui habitait au sommet de la montagne Gheu’er /qv̩˧ɻ#˥/, il a dit: « Eeeeh bien oui! On est d'une richesse qui surpasse tout ce qu'on voit par la plaine et par les montagnes! On fait venir notre eau depuis les vallées! On se construit de beaux bacs en fer et en cuivre! On croit pouvoir venir à bout de tout, sans l’aide de personne! Mais voilà, au final on ne peut pas se passer des autres, je le vois bien! »</text:p>
      <text:p text:style-name="P2">Les cuves en fer, il s'en fabrique encore, par chez nous! Les cuves en cuivre, on les façonne au marteau! On les fait grandes comme ça! L’homme, il avait confectionné une paire de grandes <text:soft-page-break/>cuves, et il les avait emmenées tout là-haut là-haut, jusqu'à sa demeure en haute montagne. Il avait bâti une demeure. Ce qui ne pousse pas en altitude, il en avait fait pousser dans les champs qu’il possédait dans la plaine, et il avait tout emporté jusque dans sa montagne! </text:p>
      <text:p text:style-name="P2">Dans la plaine, les gens, voilà ce qu'ils se disaient: « Eeeeh bien! Ces gens qui maîtrisent le travail du bronze et du fer, ils se trouvent dépendre de nous pour un simple harnais! Retenez bien ça, mes enfants: on ne reste pas riche toute sa vie! Pas plus qu’on ne reste pauvre toute sa vie! Même si une famille est prospère pendant plusieurs générations, vient une génération où on change d'état! Alors, il ne faut pas avoir trop de soucis pour l’avenir! »</text:p>
      <text:p text:style-name="P2">Le personnage orgueilleux qui habitait dans la montagne, par le passé, quel mépris il avait pour les pauvres! Il ne daignait même pas poser le regard sur eux! Tandis qu’après, il leur a dit: « <text:span text:style-name="T2">C</text:span>ette fois, c’est vous qui avez ce qui nous manque: ce harnais que vous nous prêtez. Eh bien, quand il vous manquera quelque chose que nous pouvons vous prêter, nous vous rendrons la pareille! Je ne suis pas aussi <text:span text:style-name="T2">supérieur aux</text:span> autres que je le pensais!» Faute d'un bout de corde de rien de tout, voilà qu'on se trouve soudain paralysé! Pas moyen d'en trouver! Pas moyen d'en acheter! </text:p>
      <text:p text:style-name="P3">Par la suite, toutes les richesses qu'ils possédaient dans leur hameau isolé, ils les ont partagées avec les gens dans le besoin. Voilà ce que racontait mon aïeule, autrefois! Quant à savoir ce qu'il en est pour de vrai, on ne sait pas, n'est-ce pas. D'où ils venaient, ces gens, qui c’était, au fond, on ne sait évidemment pas, n'est-ce pas. C’est une histoire que racontait mon aïeule. « Dans le temps, eh! Tout là-haut là-haut », qu'elle disait, en pointant dans la direction de la montagne Gheu’er, « tout là-haut là-haut, il y avait une famille qui habitait au sommet de la montagne Gheu’er, autrefois. Ils faisaient pousser leurs récoltes dans la plaine, et puis ils emportaient tout là-haut, ils serraient leurs provisions au sommet de la montagne Gheu’er! Et moi je vous le dis: il ne faut pas faire les malins comme eux! Ils se croyaient au-dessus de tous les autres; mais ils ont finalement dû faire appel aux gens d'en bas, aux braves gens de la plaine! » Voilà ce que racontait mon aïeule. </text:p>
      <text:p text:style-name="P4">Parmi toutes les montagnes qui entourent Yongning, autrefois, on considérait la montagne Gheu’er /qv̩˧ɻ#˥/ comme la plus élevée. On parlait de la source d<text:span text:style-name="T8">u</text:span> « cerf noir de la montagne Gheu’er », et de la « source Qebemi /tɕʰɤ˧pɤ˧-mi#˥/, sur la montagne <text:span text:style-name="T3">Nacee /</text:span>nɑ˩tsʰi˩/ »! On parlait des montagnes Shuaeggu /ʂwæ˧gv̩#˥/ et Ngua<text:span text:style-name="T3">han /</text:span>ŋwɤ˧hɑ̃˩/! (Note: ces montagnes étaient perçus comme deux frères: Shuaeggu /ʂwæ˧gv̩#˥/ comme l'aîné, et Ngua<text:span text:style-name="T3">han </text:span>/ŋwɤ˧hɑ̃˩/ comme le benjamin.) Ces trois quatre montagnes, il en est question dans les contes; elles étaient considérées comme les plus grandes! Pour ce qui est de Ngua<text:span text:style-name="T3">han</text:span>: c'est une montagne très élevée. On dit que si les gens s’y amusent bruyamment, sur la montagne Ngua<text:span text:style-name="T3">han</text:span>, ça fait tomber la grêle! Quand il tombait de la grêle, on disait: «Houlàà! Il y a des gens qui ont dû faire grand bruit sur la montagne Ngua<text:span text:style-name="T3">han</text:span>: voilà qu’il se met à grêler!» Le tonnerre se met à gronder: Bbrroum! Le vent souffle, WWwwwwou, Wwwou! La grêle, elle peut vous mettre toute la récolte par terre, vous gâter la <text:soft-page-break/>récolte! Dans ces cas-là, on dit que c’est la montagne Ngua<text:span text:style-name="T3">han</text:span> qui est en colère! Voilà ce qu'on raconte. </text:p>
      <text:p text:style-name="P5">La montagne <text:span text:style-name="T4">Gemu /</text:span>kɤ˧mv̩˧˥/, c’est celle derrière laquelle se lève le soleil, n'est-ce pas! Quand le soleil se lève, quelques rayons viennent donner sur la montagne Shuaeggu /ʂwæ˧gv̩#˥/. Les tantes, elles nous disaient, quand on était encore endormi au petit matin: « Eeeh bien! Alors comme ça, vous autres, vous comptez pas vous lever? Le soleil est déjà levé sur la montagne Shuaeggu! Le soleil est déjà levé sur la montagne <text:span text:style-name="T5">Nguahan</text:span>! Et vous autres, vous dormez encore?! Allons, debout, debout! »</text:p>
      <text:p text:style-name="P5">C’est ça, les grandes montagnes de la plaine de Yongning: <text:span text:style-name="T4">Gemu /</text:span>kɤ˧mv̩˧˥/; et <text:span text:style-name="T5">Gheu’er /</text:span>qv̩˧ɻ̩˧/; et <text:span text:style-name="T5">Nguahan /</text:span>ŋwɤ˧hɑ̃˩/; et Shuaeggu /ʂwæ˧gv̩˧/. Elles forment des couples: une jeune fille, et un jeune homme! Eh oui! <text:span text:style-name="T4">Gemu</text:span> et <text:span text:style-name="T5">Aeshae</text:span>, eux, eh bien, ils forment un couple! Et <text:span text:style-name="T5">Nguahan</text:span> et Shuaeggu, eux, pareil, ils forment un couple! Il y a aussi la montagne <text:span text:style-name="T5">Nacee /</text:span>nɑ˩tsʰi˩/, et une qui s'appelle Nabbahralee /nɑ˩bɑ˧-ʁɑ˧ɭɯ#˥/! On parle de « la source Qebemi /tɕʰɤ˧pɤ˧-mi#˥/, sur la montagne <text:span text:style-name="T3">Nacee /</text:span>nɑ˩tsʰi˩/ »!</text:p>
      <text:p text:style-name="P6">Dans le temps, on prenait un chemin qui menait jusqu'à la montagne Gheu’er /qv̩˧ɻ#˥/. La montagne Gheu’er, il en est question dans les histoires des prêtres <text:span text:style-name="T6">ddabe /</text:span>dɑ˧pɤ˧/! La montagne <text:span text:style-name="T6">Nacee</text:span> aussi! On parle de « la source sacrée Qebemi /tɕʰɤ˧pɤ˧-mi#˥/, sur la montagne <text:span text:style-name="T3">Nacee /</text:span>nɑ˩tsʰi˩/ », de « la source du <text:span text:style-name="T7">C</text:span>erf noir, <text:span text:style-name="T6">Cha</text:span><text:span text:style-name="T7">e</text:span><text:span text:style-name="T6">na /</text:span>ʈʂʰæ˧nɑ˥/, sur la montagne Gheu’er /qv̩˧ɻ#˥/ »! Quand on revenait de la source Qebemi, sur la montagne <text:span text:style-name="T3">Nacee</text:span>, on rapportait un peu d'eau de <text:span text:style-name="T5">la source</text:span>, dans le temps! Après la montagne <text:span text:style-name="T5">Nacee</text:span>, on parvient à la montagne Ruaebuzzee /ʐwæ˧pv̩˩-dzi˩/. Derrière la montagne Ruaebuzzee, on se retrouve derrière la montagne Gheu’er; on y trouve la source du « cerf noir de la montagne Gheu’er » : Gheu’er-Cha<text:span text:style-name="T7">e</text:span>n<text:span text:style-name="T7">a</text:span>! </text:p>
      <text:p text:style-name="P7">Par chez nous, les enfants, il y a des rites spéciaux qu'on fait pour eux, à la montagne <text:span text:style-name="T8">Aeshae /</text:span>æ˧ʂæ˧/. Pour ceux qui ne parlent pas! Un enfant qui tarde à parler, eh bien… on dit que le filet d’eau qui coule sur la montagne Gheu’er, il est très bénéfique! On y emmène les enfants, en les portant sur son dos! On les lave avec l'eau de cette source. Quand on leur a fait boire l'eau de cette source, après un certain temps, l'enfant pour qui on a réalisé ces rituels se met à parler! L'eau de la source sur la montagne <text:span text:style-name="T8">Nacee, </text:span>l'eau de la source sur la montagne Gheu’er… la source qu'on appelle <text:span text:style-name="T8">Chaena /</text:span>ʈʂʰæ˧nɑ˥/, «cerf noir», on dit qu’une biche est arrivée là, et y est morte d’épuisement; et du fait de la présence magique de cet animal qui s'y est rendu, l'eau y <text:span text:style-name="T8">possède</text:span> des vertus particulières, à ce qu'on racontait autrefois! (Explication: selon la légende, la biche aurait eu le pouvoir d'ouvrir un sentier par son passage; à un certain endroit de la montagne <text:span text:style-name="T8">Aeshae</text:span>, la biche serait morte d’épuisement, et le chemin se serait arrêté. C'est ainsi que la limite du territoire na se serait décidée, faute de sentier pour aller plus loin. L’adjectif «noir, sombre», /nɑ/, <text:soft-page-break/>dans /ʈʂʰæ˧nɑ˥/, renvoie littéralement à la couleur sombre, d'après la locutrice; cela n'a pas un sens métaphorique tel que ‘grand’, ‘sauvage’…) C'est ainsi que parlait mon aïeule!</text:p>
      <text:p text:style-name="P2">Autrefois, quand un enfant tardait à apprendre à parler, qu'il ne parlait pas, on allait pratiquer les rites sur sur les montagnes <text:span text:style-name="T9">Aeshae /</text:span>æ˧ʂæ˧/ et Gheu’er /qv̩˧ɻ#˥/! Le vingt-cinquième jour du mois! Au troisième mois, on y allait le quinzième jour. D’abord on fait le tour de la montagne. Puis on brûle des offrandes. On se prosterne. Puis on reprend la route. Après, quand on est arrivé à la montagne <text:span text:style-name="T9">Aeshae</text:span>, qu'on s'est à nouveau prosterné, qu'on a <text:span text:style-name="T9">achevé</text:span> de brûler <text:span text:style-name="T9">à nouveau </text:span>des offrandes, on prépare le déjeuner, et on le mange! Ensuite, on lave l’enfant dans l'eau de la source, en disant la formule: « Que ce qui n'est pas propre, devienne propre! Que ce qui est impur soit purifié! » C’était comme ça que ça se faisait, autrefois! Quant à savoir si c'est vrai ou pas, on ne sait pas. De nos jours, on s’en remet aux médecins pour tout ce qui concerne la santé, n’est-ce pas. Tandis qu’autrefois, c’est bel et bien comme ça que procédaient les gens, quand on avait un enfant qui ne parlait pas. Il existait bel et bien cette croyance! Le jour où on pratique un rite sur la montagne <text:span text:style-name="T9">Aeshae</text:span>, on brûle une offrande; nous autres, on confectionne un réseau de fils (fils auxquels sont suspendus des fanions bouddhistes); on l'attach<text:span text:style-name="T9">e</text:span> sur la montagne <text:span text:style-name="T9">Aeshae /</text:span>æ˧ʂæ˧/.</text:p>
      <text:p text:style-name="P2">Quand on campait sur la montagne, on construisait un foyer provisoire. Comme à la maison, il comporte trois parties, n'est-ce pas! (=trois grosses pierres qui soutiennent les casseroles qu'on pose sur le feu) Eh bien, on met une poignée de nourriture sur chacun des piliers du foyer, en <text:span text:style-name="T9">guise</text:span> d’offrande. Et on fait brûler une offrande aux esprits. Autre chose: quand on s'en retourne à la maison, nous autres, quand on repart, il ne faut pas regarder derrière soi! On marche tout droit, sans se retourner! </text:p>
      <text:p text:style-name="P2">Ces traditions au sujet des montagnes, elles existaient bel et bien!</text:p>
      <text:p text:style-name="P2"/>
      <text:p text:style-name="P8"/>
      <text:p text:style-name="P9">Long ago, there was a family living at the very top of Mount Gheu’er /qv̩˧ɻ#˥/. The family dwelling high up there, at the summit of Mount Gheu’er, was called “the Muloyi” /mv̩˩lo˥ʝi˩/! (Note: This name is likely a distortion of 木老爷, the title given to the Lord of Lijiang in his later years. The narrator is unaware of its meaning and does not associate this story with the Naxi.)</text:p>
      <text:p text:style-name="P9">It was said that the Muloyi owned absolutely everything! Even things that people in the plains didn’t possess—well, way up on the mountain, they had them! They owned all kinds of marvellous riches. They had large iron and bronze vats for storing water <text:span text:style-name="T10">high up on the</text:span> mountain, where there were no springs.</text:p>
      <text:p text:style-name="P9">But, as wealthy and resourceful as they were, they eventually reali<text:span text:style-name="T10">z</text:span>ed that they, too, depended on others. Why <text:span text:style-name="T10">would that be the case</text:span>—<text:span text:style-name="T10">why should they have to rely on anyone else at any point</text:span>? <text:soft-page-break/>After all, they had everything! For example, they crafted their own copper and iron containers. Yet one day, as they prepared for ploughing, they found themselves lacking something. They owned nine pairs of buffalo—eighteen heads of cattle altogether, no less! They were all set to plough the fields, with everything carefully prepared. But as the saying goes, “Even with nine pairs of buffalo, one depends on others!”</text:p>
      <text:p text:style-name="P9">At the critical moment, they discovered they were short of one harness for ploughing. For every two buffalo, there’s one plough, isn’t there? And there’s a cord, about this long, that’s tied to the buffalo’s yoke, isn’t there? Well, when it came to tying the buffalo, they found that for one pair, the harness was missing. They didn’t have enough! That’s when these proud mountain dwellers reali<text:span text:style-name="T10">z</text:span>ed: “Goodness! All our lives, we’ve relied on no one! We’ve made our own copper and iron vats! And now, for want of a single harness, we have to ask for help from others!” So, they had to descend from their mountain.</text:p>
      <text:p text:style-name="P9">One person was sent by the family to borrow a harness. <text:span text:style-name="T11">He</text:span> descended the mountain and went to find a poor family living in the plains. Yes, it was the wealthy family that went to borrow from the poor family! The man who had come down from the mountain said: “Well, what a strange turn of events! All my life, I’ve been able to manage on my own! And now, here we are, with our nine pairs of buffalo, stuck because we’re missing one harness! Could you lend us one, please?”</text:p>
      <text:p text:style-name="P9">The poor family was astonished. “Goodness! But don’t you have everything? You, with your nine pairs of buffalo! And now you’re short of harnesses?”</text:p>
      <text:p text:style-name="P9">The man from Mount Gheu’er replied: “Indeed, we are wealthier than anyone in the plains or the mountains. We bring our water up from the valleys! We craft beautiful vats of iron and copper! We th<text:span text:style-name="T11">ought</text:span> we c<text:span text:style-name="T11">ould</text:span> manage everything on our own, without anyone’s help. But now, I see that in the end, we cannot do without others!”</text:p>
      <text:p text:style-name="P9">Even today, people in our region still make iron vats. Copper vats are hammered into shape! They make them about this size! The man from the mountain had crafted a pair of large vats and had carried them all the way up to his high-altitude home. He had built a fine house. Crops that couldn’t grow at such heights were cultivated on fields he owned in the plains, and he transported everything up to his mountain <text:span text:style-name="T11">dwelling</text:span>!</text:p>
      <text:p text:style-name="P9">In the plains, people would say: “Well now! These folks, who master the crafts of bronze and iron, depend on us for a mere harness! Remember this, children: no one stays rich forever, just as no one remains poor forever! Even if a family prospers for generations, there will come a time when things change. So don’t worry too much about the future!”</text:p>
      <text:p text:style-name="P9">The proud man from the mountain, in the past, had such disdain for the poor! He wouldn’t even deign to look at them. But after this <text:span text:style-name="T11">event</text:span>, he said to them: “This time, you have <text:span text:style-name="T11">something t</text:span>hat we lack: the harness you lent us. Well, when you’re short of something we can lend you, we’ll <text:soft-page-break/>return the favour! I’m not as superior to others as I thought I was!” For want of a mere length of cord, they had been paraly<text:span text:style-name="T11">z</text:span>ed! No way to find one! No way to buy one!</text:p>
      <text:p text:style-name="P9">From then on, they shared their wealth from their isolated hamlet with those in need. That’s what my grandmother used to tell us long ago! As for the truth of it, who knows? Where those people came from, who they were, no one can say for certain. It’s just a story my grandmother would tell. “In those days, well! Way, way up there,” she’d say, pointing towards Mount Gheu’er, “way, way up there, there was a family living at the summit of Mount Gheu’er. They grew their crops in the plains, brought everything up, and stored it at the top of Mount Gheu’er! And I tell you, don’t be as smug as they were! They thought they were above everyone else; but in the end, they had to rely on the people below, the <text:span text:style-name="T11">commoners</text:span> of the plains!” That’s what my grandmother used to say.</text:p>
      <text:p text:style-name="P9">Among the mountains surrounding Yongning, Mount Gheu’er /qv̩˧ɻ#˥/ <text:span text:style-name="T11">is</text:span> considered the tallest. People spoke of the “Black Deer Spring of Mount Gheu’er” and the “Qebemi /tɕʰɤ˧pɤ˧-mi#˥/ Spring on Mount Nacee /nɑ˩tsʰi˩/.” They also spoke of Mounts Shuaeggu /ʂwæ˧gv̩#˥/ and Nguahan /ŋwɤ˧hɑ̃˩/. (Note: These mountains were seen as brothers: Shuaeggu as the elder, and Nguahan as the younger.) These three or four mountains often feature in stories; they were regarded as the greatest!</text:p>
      <text:p text:style-name="P9">Nguahan is a very tall mountain. It’s said that if people make a lot of noise there, it causes hailstorms! When hail fell, people would say: “Goodness! Someone must have been noisy on Mount Nguahan, and now it’s hailing!” The thunder would rumble: <text:span text:style-name="T11">Kaboom</text:span>! The wind would blow: Whooosh! The hail could flatten all the crops, ruining the harvest! In such cases, people said Mount Nguahan was angry! That’s what they sa<text:span text:style-name="T11">id</text:span>.</text:p>
      <text:p text:style-name="P9">Mount Gemu /kɤ˧mv̩˧˥/ is the one behind which the sun rises, isn’t it? When the sun rises, its rays touch Mount Shuaeggu /ʂwæ˧gv̩#˥/. The aunts would tell us when we were still dozing early in the morning: “Well now! Are you all planning to stay in bed? The sun’s already risen on Mount Shuaeggu! The sun’s already risen on Mount Nguahan! And you’re still sleeping?! Come on, up, up!”</text:p>
      <text:p text:style-name="P9">Those are the great mountains of the Yongning plain: Gemu /kɤ˧mv̩˧˥/, Gheu’er /qv̩˧ɻ̩˧/, Nguahan /ŋwɤ˧hɑ̃˩/, and Shuaeggu /ʂwæ˧gv̩˧/. They pair up as couples: a young woman and a young man! Indeed, Gemu and Aeshae make a couple! And Nguahan and Shuaeggu, they make a couple too! There’s also Mount Nacee /nɑ˩tsʰi˩/, and one called Nabbahralee /nɑ˩bɑ˧-ʁɑ˧ɭɯ#˥/. People talk about “the Qebemi spring /tɕʰɤ˧pɤ˧-mi#˥/ on Mount Nacee /nɑ˩tsʰi˩/”!</text:p>
      <text:p text:style-name="P10">In the old days, we took a path leading to Mount Gheu’er /qv̩˧ɻ#˥/. Mount Gheu’er is mentioned in the tales of the <text:span text:style-name="T12">ddabe</text:span> /dɑ˧pɤ˧/ priests! Mount Nacee too! They talk about “the sacred Qebemi spring /tɕʰɤ˧pɤ˧-mi#˥/ on Mount Nacee /nɑ˩tsʰi˩/,” and “the Black Deer Spring, Chaena <text:soft-page-break/>/ʈʂʰæ˧nɑ˥/, on Mount Gheu’er /qv̩˧ɻ#˥/.” When we returned from Qebemi Spring on Mount Nacee, we used to bring back some water from the spring, back in the day.</text:p>
      <text:p text:style-name="P9">After Mount Nacee, you reach Mount Ruaebuzzee /ʐwæ˧pv̩˩-dzi˩/. Beyond Mount Ruaebuzzee, you find yourself behind Mount Gheu’er; there lies the spring of “the Black Deer of Mount Gheu’er”: Gheu’er-Chaena!</text:p>
      <text:p text:style-name="P9">Where we live, there are special rites for children on Mount Aeshae /æ˧ʂæ˧/, especially for those who do not speak. When a child takes a long time to start speaking, well… they say the water trickling down Mount Gheu’er is very beneficial! People carry the children there on their backs. They wash them with the water from the spring. After making the child drink from this spring, in time, the child for whom these rituals are performed begins to speak!</text:p>
      <text:p text:style-name="P9">The water from the spring on Mount Nacee, the water from the spring on Mount Gheu’er… the spring called Chaena /ʈʂʰæ˧nɑ˥/, “Black Deer,” is said to owe its special properties to the presence of a magical deer. According to legend, a doe arrived there and died of exhaustion. Because of the magical presence of this animal, the water is believed to possess particular virtues, or so people used to say in the old days. (Explanation: according to the legend, the doe had the power to open <text:span text:style-name="T13">ɑ </text:span>path <text:span text:style-name="T13">as it went</text:span>; at one point on Mount Aeshae, the doe died of exhaustion, and the path stopped <text:span text:style-name="T13">there</text:span>. This is how the boundary of the Na territory is said to have been determined—no path continued beyond this point. The word “black” /nɑ/ in /ʈʂʰæ˧nɑ˥/ refers literally to a dark colo<text:span text:style-name="T13">u</text:span>r, according to the storyteller; it does not carry a metaphorical sense like “great” or “wild.”) This is how my grandmother spoke!</text:p>
      <text:p text:style-name="P9">In the past, when a child was late to learn to speak, people would perform rites on Mount Aeshae /æ˧ʂæ˧/ and Mount Gheu’er /qv̩˧ɻ#˥/ <text:span text:style-name="T13">o</text:span>n the twenty-fifth day of the month! In the third month, on the fifteenth day, they would go there. First, they would circle the mountain. Then they would burn offerings. They would <text:span text:style-name="T13">kowtow</text:span>. Then, they would continue on their way. When they reached Mount Aeshae, they would <text:span text:style-name="T13">kowtow</text:span> again, burn offerings once more, prepare lunch, and eat it. Afterward, they would wash the child in the water of the spring, saying the formula: “Let what is unclean become clean! Let what is impure be purified!” That’s how it was done back then.</text:p>
      <text:p text:style-name="P9">As to whether it’s true or not, we don’t know. Nowadays, we rely on doctors for all health matters, don’t we? But back then, that’s truly how people handled things when they had a child who didn’t speak. Such beliefs <text:span text:style-name="T13">really</text:span> existed!</text:p>
      <text:p text:style-name="P9">On the day of the rite at Mount Aeshae, people burn an offering. We also make a network of threads (with Buddhist prayer flags attached) and tie it on Mount Aeshae /æ˧ʂæ˧/. When camping on the mountain, we build a temporary hearth. Like at home, it has three parts, doesn’t it? (Three large stones supporting the pots over the fire.) Well, we put a handful of food on each of the hearth stones as an offering. And we burn an offering to the spirits.</text:p>
      <text:p text:style-name="P9"><text:soft-page-break/>Another thing: when returning home, we must not look back! We walk straight ahead without turning around!</text:p>
      <text:p text:style-name="P9">These traditions about the mountains, they really did exist!</text:p>
      <text:p text:style-name="P9">[Adapted in <text:span text:style-name="T14">Dec</text:span>ember 2024 from the French whole-text translation, on the basis of a translation automatically generated by ChatGPT (chatgpt.com) and checked manually. Alexis Michaud assumes full responsibility for the final text.]</text:p>
      <text:p text:style-name="P8"/>
      <text:p text:style-name="P13">从前，在古尔山顶上住着一户人家。住在古尔山顶上的这户人家，人们称他们为‘木老爷’家！（注：<text:span text:style-name="T15">Muloyi</text:span>这个名字很可能是‘木老爷’的音译讹变，是丽江土司晚年的称号。讲述人不知道这个名字的含义，也没有把这个故事与纳西族联系起来。）</text:p>
      <text:p text:style-name="P12">据说木老爷家什么都有！就连山下平原上的人没有的东西，他们在山顶上也有！他们拥有各种稀奇的财富。在山顶上没有水源的地方，他们有铁制和铜制的大水缸来储水。</text:p>
      <text:p text:style-name="P14">但是，尽管他们如此富有，如此能干，最终还是发现自己也离不开别人。为什么这么说呢？他们明明什么都有！比如说，他们自己就能制造铜器和铁器。</text:p>
      <text:p text:style-name="P14">有一天，他们准备耕田。他们有九对水牛！算起来可是整整十八头牛啊！他们把一切都准备好了要去耕地。但是俗话说得好：“就算有九对水牛，也还是得靠别人！”</text:p>
      <text:p text:style-name="P14">到了要用的时候，他们发现少了一根牛具。两头牛配一副犁，对不对？还要有一根这么长的绳子系在牛轭上，对不对。结果到要套牛的时候，发现有一对牛少了牛具。牛具数量不够！这时候，这些住在山上的骄傲人家才意识到：“哎呀！我们一辈子都不用靠别人！我们的铜缸铁罐都是自己做的！现在就因为缺一根牛具，也得求助于别人！”于是，他们不得不下山！</text:p>
      <text:p text:style-name="P12">家里派了一个人下山去借牛具。他下了山，去找平原上一户穷人家。是这户富人家去向穷人家借东西！从山上下来的那个人说：“哎呀，这真是奇怪！我这一辈子，什么都能自己搞定！可是现在，我们有九对水牛，却为了一根牛具犯难！您能借给我们一根吗？”</text:p>
      <text:p text:style-name="P12">那户穷人家很是惊讶：“哎呀！你们不是什么都有吗？你们有九对水牛的人家！现在反倒为了牛具发愁啊？”</text:p>
      <text:p text:style-name="P12">那个住在古尔山顶上的人说：“是啊！我们的富有超过平原和山区所有人家！我们从山谷里带水上山！我们自己打造精美的铁缸铜罐！我<text:soft-page-break/>们以为什么都能自己搞定，不用别人帮忙。可是现在我明白了，到头来我们还是离不开别人！”</text:p>
      <text:p text:style-name="P12">在我们这里，现在还有人打铁缸！铜缸是用锤子敲打出来的。做得有这么大！那个人打造了一对大缸，把它们背到山顶上他的住处。他在那里建了房子。在高处种不了的作物，他就在平原上的地里种，然后把收成都搬到山上去！</text:p>
      <text:p text:style-name="P12">平原上的人是这么说的：“哎呀！这些会打造铜铁器的人，居然为了一根简单的牛具也得靠我们！孩子们，记住：没有人能一辈子富有。也没有人会一辈子贫穷。就算一家人富过几代，到了某一代也会改变。所以啊，别太担心将来！”</text:p>
      <text:p text:style-name="P12">从前那个住在山上的傲慢人家，多么瞧不起穷人啊！连看都不愿看他们一眼！而后来，他对他们说：“这一次，是你们有我们缺的东西：这根借给我们的牛具。以后要是你们缺什么我们能借给你们的，我们一定投桃报李！我现在明白了，我并不像我以为的那样高人一等！”就因为缺一根普通的绳子，就动弹不得！找不到！买不到！</text:p>
      <text:p text:style-name="P12">从那以后，他们把自己在那个偏僻山村里的财富，都与有需要的人分享了。这是我祖母以前讲的故事！至于是不是真的，谁也说不准，对不对。这些人从哪里来，到底是什么人，也没人知道，对不对。这是我祖母讲的一个故事。“从前啊！”她指着古尔山的方向说，“在那高高的山顶上，从前有一户人家住在古尔山顶。他们在平原种庄稼，然后都搬到山上去，把粮食都存在古尔山顶。我告诉你们：不要像他们那样自以为是！他们以为自己高人一等，可最后还不是得靠山下的平民百姓嘛！”这是我祖母讲的。</text:p>
      <text:p text:style-name="P12">在永宁周围的山中，从前人们认为古尔山最高。人们说起‘古尔山的黑鹿泉’，还有纳慈山上的巧吧咪泉。人们还说起双古山（加泽大山）和瓦哈山（大药山）！（注：这两座山被视为兄弟：双古山（加泽大山）是哥哥，瓦哈山（大药山）是弟弟。）这三四座山，在故事里经常提到；人们认为它们是最大的！</text:p>
      <text:p text:style-name="P12">说到瓦哈山（大药山）：这是一座很高的山。据说如果人们在瓦哈山上喧哗玩闹，就会下冰雹！下冰雹的时候，人们就说：“哎呀！一定是有人在瓦哈山上闹得太欢，这不，开始下冰雹了！”雷声轰隆隆地响：隆隆！风呼呼地吹：呜呜！冰雹能把庄稼都打倒，毁了收成。这种时候，人们说是瓦哈山生气了！是这么说的。</text:p>
      <text:p text:style-name="P12">格姆山是太阳升起的那座山后面的山，对不对。太阳升起的时候，阳光照在双古山（加泽大山）上。姑姑们在我们早上还在睡觉的时候就说：“哎呀！你们这些人还不起床吗？太阳都照到双古山了！太阳都照到瓦哈山了！你们还在睡？！快起来，起来！”</text:p>
      <text:p text:style-name="P15"><text:soft-page-break/>这就是永宁坝子的大山：格姆山，古尔山，瓦哈山（大药山），和双古山（加泽大山）。它们成对：一个姑娘，一个小伙子！是啊。格姆和安山是一对！瓦罕和双谷也是一对！还有纳慈山，还有一座叫Nabbahralee <text:span text:style-name="T16">[ ??</text:span>纳巴拉里??]的山！人们会提到“纳慈山上的巧吧咪泉”！</text:p>
      <text:p text:style-name="P12">从前，有一条路通向古尔山。古尔山在达巴祭司的故事里提到。纳慈山也是。人们谈到‘纳慈山上的圣泉巧吧咪’，谈到‘古尔山上的黑鹿泉查纳’。从前从纳慈山的巧吧咪泉回来时，人们会带一些泉水回来。</text:p>
      <text:p text:style-name="P15">过了纳慈山，就到了Ruaebuzzee <text:span text:style-name="T16">[ ??若布则</text:span>??]山。过了Ruaebuzzee山，就到了古尔山后面；那里有‘古尔山的黑鹿泉’，就是格尔查纳！</text:p>
      <text:p text:style-name="P16">在我们这里，有些孩子要在安山山上做特殊的仪式，就是那些不会说话的孩子。如果一个孩子迟迟不开口说话，那么……人们说古尔山上流下来的水很有效。人们背着孩子上山！用泉水给孩子洗澡。让孩子喝了这泉水以后，做过仪式，过一段时间，孩子就会说话了！纳慈山的泉水，古尔山的泉水……那个叫查纳的泉，‘黑鹿’泉，据说是因为一头鹿来到那里，精疲力尽而死；因为这只神奇动物来过这里，这里的水就有了特别的功效，这是从前人们说的！（解释：据传说，这头鹿有开路的神力；在安山的某个地方，这头鹿精疲力尽而死，路就到此为止。摩梭人的地界是这样定下来的，因为再往前就没有路了。根据讲述人的说法，‘查纳’中的‘纳’字指‘黑色、暗色’，并没有‘伟大’、‘野’之类的含义。）这是我祖母讲的！</text:p>
      <text:p text:style-name="P12">从前，如果一个孩子迟迟不会说话，不开口，人们就去安山山和古尔山上做仪式。三月十五日去。先绕山一周。然后烧供品。磕头。然后继续赶路。到了安山，再磕头，再烧完供品，准备午饭吃了！然后用泉水给孩子洗澡，念着咒语：“不干净的变干净！不纯的得到净化！”从前就是这样做的！至于是不是真的，就不知道了。现在我们都找医生看病，对不对。但是从前，人们确实是这样做的，如果有孩子不说话。这样的信仰确实存在！在安山做仪式的日子，要烧供品；我们还要编织一个线网（挂着经幡的线），系在安山上。</text:p>
      <text:p text:style-name="P12">在山上扎营的时候，要搭一个临时的灶台。像家里一样，有三个部分，对不对！（三块支撑锅的大石头：一种三脚架）要在每个灶台柱上放一把粮食作为供品。还要给神灵烧供品。还有：回家的时候，我们不能回头看！要一直往前走，不能回头！</text:p>
      <text:p text:style-name="P17">关于这些山，确实存在这样的传统！</text:p>
      <text:p text:style-name="P17"/>
      <text:p text:style-name="P18"><text:soft-page-break/><text:span text:style-name="T18">（</text:span><text:span text:style-name="T17">2024</text:span><text:span text:style-name="T18">年</text:span><text:span text:style-name="T17">12</text:span><text:span text:style-name="T18">月根据法文全篇整理文而翻译。汉语译文由</text:span><text:span text:style-name="T19">Claude 3.5 Sonnet</text:span><text:span text:style-name="T18">软件自动生成，以法文版本为基础，还参考英文版本进行核对。翻译文经人工改编和校对。米可对最终文本承担全部责任。）</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Gentium Book Plus" svg:font-family="'Gentium Book Plu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FMono-Regular" svg:font-family="SFMono-Regular, Consolas, 'Liberation Mono', Menlo, monospace, 'Apple Color Emoji', 'Segoe UI', 'Segoe UI Emoji', 'Segoe UI Symbol'"/>
    <style:font-face style:name="STKaiti" svg:font-family="STKaiti"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fr" fo:country="FR" style:letter-kerning="false" style:font-name-asian="宋体" style:font-size-asian="11pt" style:language-asian="zh" style:country-asian="CN"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宋体" style:font-size-asian="11pt" style:language-asian="zh" style:country-asian="CN"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Arabic" style:font-family-complex="'Noto Sans Arabic'" style:font-family-generic-complex="system" style:font-pitch-complex="variable" style:font-size-complex="14pt" style:font-weight-complex="bold"/>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hème Offic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exis Michaud</meta:initial-creator>
    <meta:editing-cycles>34</meta:editing-cycles>
    <meta:creation-date>2012-08-23T04:40:00</meta:creation-date>
    <dc:date>2024-12-25T14:39:58.380675010</dc:date>
    <meta:editing-duration>PT10H39M30S</meta:editing-duration>
    <meta:generator>LibreOffice/24.2.7.2$Linux_X86_64 LibreOffice_project/420$Build-2</meta:generator>
    <meta:document-statistic meta:table-count="0" meta:image-count="0" meta:object-count="0" meta:page-count="11" meta:paragraph-count="63" meta:word-count="6612" meta:character-count="24848" meta:non-whitespace-character-count="21005"/>
    <meta:user-defined meta:name="AppVersion">12.0000</meta:user-defined>
    <meta:template xlink:type="simple" xlink:actuate="onRequest" xlink:title="Normal.dotm" xlink:href=""/>
  </office:meta>
</office:document-meta>
</file>